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a7074b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ffd428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ff8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number-columns-repeated="3" table:default-cell-style-name="ce1"/>
        <table:table-column table:style-name="co1" table:default-cell-style-name="ce5"/>
        <table:table-column table:style-name="co1" table:default-cell-style-name="ce6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ord</text:p>
          </table:table-cell>
          <table:table-cell table:style-name="ce2" office:value-type="string" calcext:value-type="string">
            <text:p>jump</text:p>
          </table:table-cell>
          <table:table-cell office:value-type="string" calcext:value-type="string">
            <text:p>edon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govin</text:p>
          </table:table-cell>
          <table:table-cell office:value-type="string" calcext:value-type="string">
            <text:p>yrel</text:p>
          </table:table-cell>
          <table:table-cell office:value-type="string" calcext:value-type="string">
            <text:p>dnewgov</text:p>
          </table:table-cell>
          <table:table-cell office:value-type="string" calcext:value-type="string">
            <text:p>govterm</text:p>
          </table:table-cell>
          <table:table-cell table:style-name="ce1" office:value-type="string" calcext:value-type="string">
            <text:p>govpty</text:p>
          </table:table-cell>
          <table:table-cell table:style-name="Default" office:value-type="string" calcext:value-type="string">
            <text:p>la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1998" calcext:value-type="float">
            <text:p>1998</text:p>
          </table:table-cell>
          <table:table-cell office:value-type="float" office:value="19981201" calcext:value-type="float">
            <text:p>19981201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4" calcext:value-type="float">
            <text:p>200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0" calcext:value-type="float">
            <text:p>2010</text:p>
          </table:table-cell>
          <table:table-cell office:value-type="float" office:value="20101201" calcext:value-type="float">
            <text:p>2010120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6" calcext:value-type="float">
            <text:p>2016</text:p>
          </table:table-cell>
          <table:table-cell office:value-type="float" office:value="20161201" calcext:value-type="float">
            <text:p>2016120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gs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22" calcext:value-type="float">
            <text:p>2022</text:p>
          </table:table-cell>
          <table:table-cell office:value-type="float" office:value="20221001" calcext:value-type="float">
            <text:p>20221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gs</text:p>
          </table:table-cell>
          <table:table-cell office:value-type="float" office:value="2027" calcext:value-type="float">
            <text:p>2027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n</text:p>
          </table:table-cell>
          <table:table-cell table:style-name="ce8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1" calcext:value-type="float">
            <text:p>2001</text:p>
          </table:table-cell>
          <table:table-cell office:value-type="float" office:value="20011101" calcext:value-type="float">
            <text:p>20011101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7" calcext:value-type="float">
            <text:p>2007</text:p>
          </table:table-cell>
          <table:table-cell office:value-type="float" office:value="20071101" calcext:value-type="float">
            <text:p>20071101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3" calcext:value-type="float">
            <text:p>2013</text:p>
          </table:table-cell>
          <table:table-cell office:value-type="float" office:value="20131101" calcext:value-type="float">
            <text:p>2013110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c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</text:p>
          </table:table-cell>
          <table:table-cell office:value-type="float" office:value="2019" calcext:value-type="float">
            <text:p>2019</text:p>
          </table:table-cell>
          <table:table-cell office:value-type="float" office:value="20191101" calcext:value-type="float">
            <text:p>2019110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morena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</text:p>
          </table:table-cell>
          <table:table-cell office:value-type="float" office:value="2021" calcext:value-type="float">
            <text:p>2021</text:p>
          </table:table-cell>
          <table:table-cell office:value-type="float" office:value="20211101" calcext:value-type="float">
            <text:p>2021110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c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1999" calcext:value-type="float">
            <text:p>1999</text:p>
          </table:table-cell>
          <table:table-cell office:value-type="float" office:value="19990405" calcext:value-type="float">
            <text:p>19990405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5" calcext:value-type="float">
            <text:p>2005</text:p>
          </table:table-cell>
          <table:table-cell office:value-type="float" office:value="20050405" calcext:value-type="float">
            <text:p>20050405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1" calcext:value-type="float">
            <text:p>2011</text:p>
          </table:table-cell>
          <table:table-cell office:value-type="float" office:value="20110405" calcext:value-type="float">
            <text:p>20110405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an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5" calcext:value-type="float">
            <text:p>2015</text:p>
          </table:table-cell>
          <table:table-cell office:value-type="float" office:value="20150910" calcext:value-type="float">
            <text:p>20150910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cs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cs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cs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cs</text:p>
          </table:table-cell>
          <table:table-cell office:value-type="float" office:value="2021" calcext:value-type="float">
            <text:p>2021</text:p>
          </table:table-cell>
          <table:table-cell office:value-type="float" office:value="20210910" calcext:value-type="float">
            <text:p>2021091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cs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cs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cs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cs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cs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1997" calcext:value-type="float">
            <text:p>1997</text:p>
          </table:table-cell>
          <table:table-cell office:value-type="float" office:value="19970916" calcext:value-type="float">
            <text:p>19970916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3" calcext:value-type="float">
            <text:p>2003</text:p>
          </table:table-cell>
          <table:table-cell office:value-type="float" office:value="20030916" calcext:value-type="float">
            <text:p>20030916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09" calcext:value-type="float">
            <text:p>2009</text:p>
          </table:table-cell>
          <table:table-cell office:value-type="float" office:value="20090916" calcext:value-type="float">
            <text:p>2009091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5" calcext:value-type="float">
            <text:p>2015</text:p>
          </table:table-cell>
          <table:table-cell office:value-type="float" office:value="20150916" calcext:value-type="float">
            <text:p>20150916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m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</text:p>
          </table:table-cell>
          <table:table-cell office:value-type="float" office:value="2021" calcext:value-type="float">
            <text:p>2021</text:p>
          </table:table-cell>
          <table:table-cell office:value-type="float" office:value="20210916" calcext:value-type="float">
            <text:p>2021091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D127]" office:value-type="string" office:string-value="coa" calcext:value-type="string">
            <text:p>c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1999" calcext:value-type="float">
            <text:p>1999</text:p>
          </table:table-cell>
          <table:table-cell office:value-type="float" office:value="19991201" calcext:value-type="float">
            <text:p>19991201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5" calcext:value-type="float">
            <text:p>2005</text:p>
          </table:table-cell>
          <table:table-cell office:value-type="float" office:value="20051201" calcext:value-type="float">
            <text:p>20051201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1" calcext:value-type="float">
            <text:p>2011</text:p>
          </table:table-cell>
          <table:table-cell office:value-type="float" office:value="20111201" calcext:value-type="float">
            <text:p>2011120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7" calcext:value-type="float">
            <text:p>2017</text:p>
          </table:table-cell>
          <table:table-cell office:value-type="float" office:value="20171201" calcext:value-type="float">
            <text:p>20171201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a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3" calcext:value-type="float">
            <text:p>2023</text:p>
          </table:table-cell>
          <table:table-cell office:value-type="float" office:value="20231201" calcext:value-type="float">
            <text:p>2023120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7" calcext:value-type="float">
            <text:p>2027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</text:p>
          </table:table-cell>
          <table:table-cell office:value-type="float" office:value="2028" calcext:value-type="float">
            <text:p>202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D160]" office:value-type="string" office:string-value="col" calcext:value-type="string">
            <text:p>c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1997" calcext:value-type="float">
            <text:p>1997</text:p>
          </table:table-cell>
          <table:table-cell office:value-type="float" office:value="19971101" calcext:value-type="float">
            <text:p>19971101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4" calcext:value-type="float">
            <text:p>2004</text:p>
          </table:table-cell>
          <table:table-cell office:value-type="float" office:value="20040101" calcext:value-type="float">
            <text:p>20040101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5" calcext:value-type="float">
            <text:p>2005</text:p>
          </table:table-cell>
          <table:table-cell office:value-type="float" office:value="20050505" calcext:value-type="float">
            <text:p>20050505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09" calcext:value-type="float">
            <text:p>2009</text:p>
          </table:table-cell>
          <table:table-cell office:value-type="float" office:value="20091101" calcext:value-type="float">
            <text:p>2009110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5" calcext:value-type="float">
            <text:p>2015</text:p>
          </table:table-cell>
          <table:table-cell office:value-type="float" office:value="20151101" calcext:value-type="float">
            <text:p>2015110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6" calcext:value-type="float">
            <text:p>2016</text:p>
          </table:table-cell>
          <table:table-cell office:value-type="float" office:value="20160211" calcext:value-type="float">
            <text:p>2016021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l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</text:p>
          </table:table-cell>
          <table:table-cell office:value-type="float" office:value="2021" calcext:value-type="float">
            <text:p>2021</text:p>
          </table:table-cell>
          <table:table-cell office:value-type="float" office:value="20211101" calcext:value-type="float">
            <text:p>2021110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D190]" office:value-type="string" office:string-value="cps" calcext:value-type="string">
            <text:p>cp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0" calcext:value-type="float">
            <text:p>2000</text:p>
          </table:table-cell>
          <table:table-cell office:value-type="float" office:value="20001208" calcext:value-type="float">
            <text:p>2000120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6" calcext:value-type="float">
            <text:p>2006</text:p>
          </table:table-cell>
          <table:table-cell office:value-type="float" office:value="20061208" calcext:value-type="float">
            <text:p>20061208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2" calcext:value-type="float">
            <text:p>2012</text:p>
          </table:table-cell>
          <table:table-cell office:value-type="float" office:value="20121208" calcext:value-type="float">
            <text:p>20121208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pvem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ps</text:p>
          </table:table-cell>
          <table:table-cell office:value-type="float" office:value="2018" calcext:value-type="float">
            <text:p>2018</text:p>
          </table:table-cell>
          <table:table-cell office:value-type="float" office:value="20181208" calcext:value-type="float">
            <text:p>2018120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ps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ps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ps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ps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ps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ps</text:p>
          </table:table-cell>
          <table:table-cell office:value-type="float" office:value="2024" calcext:value-type="float">
            <text:p>2024</text:p>
          </table:table-cell>
          <table:table-cell office:value-type="float" office:value="20240602" calcext:value-type="float">
            <text:p>20240602</text:p>
          </table:table-cell>
          <table:table-cell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ps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D220]" office:value-type="string" office:string-value="cua" calcext:value-type="string">
            <text:p>c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an</text:p>
          </table:table-cell>
          <table:table-cell table:style-name="ce9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1998" calcext:value-type="float">
            <text:p>1998</text:p>
          </table:table-cell>
          <table:table-cell office:value-type="float" office:value="19981004" calcext:value-type="float">
            <text:p>19981004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4" calcext:value-type="float">
            <text:p>2004</text:p>
          </table:table-cell>
          <table:table-cell office:value-type="float" office:value="20041004" calcext:value-type="float">
            <text:p>20041004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0" calcext:value-type="float">
            <text:p>2010</text:p>
          </table:table-cell>
          <table:table-cell office:value-type="float" office:value="20101004" calcext:value-type="float">
            <text:p>20101004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6" calcext:value-type="float">
            <text:p>2016</text:p>
          </table:table-cell>
          <table:table-cell office:value-type="float" office:value="20161004" calcext:value-type="float">
            <text:p>20161004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ua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ua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ua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ua</text:p>
          </table:table-cell>
          <table:table-cell office:value-type="float" office:value="2021" calcext:value-type="float">
            <text:p>2021</text:p>
          </table:table-cell>
          <table:table-cell office:value-type="float" office:value="20210908" calcext:value-type="float">
            <text:p>20210908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ua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ua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ua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ua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D250]" office:value-type="string" office:string-value="df" calcext:value-type="string">
            <text:p>d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table:style-name="ce8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1997" calcext:value-type="float">
            <text:p>1997</text:p>
          </table:table-cell>
          <table:table-cell office:value-type="float" office:value="19971205" calcext:value-type="float">
            <text:p>19971205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0" calcext:value-type="float">
            <text:p>2000</text:p>
          </table:table-cell>
          <table:table-cell office:value-type="float" office:value="20001205" calcext:value-type="float">
            <text:p>20001205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6" calcext:value-type="float">
            <text:p>2006</text:p>
          </table:table-cell>
          <table:table-cell office:value-type="float" office:value="20061205" calcext:value-type="float">
            <text:p>20061205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2" calcext:value-type="float">
            <text:p>2012</text:p>
          </table:table-cell>
          <table:table-cell office:value-type="float" office:value="20121205" calcext:value-type="float">
            <text:p>20121205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8" calcext:value-type="float">
            <text:p>2018</text:p>
          </table:table-cell>
          <table:table-cell office:value-type="float" office:value="20181205" calcext:value-type="float">
            <text:p>20181205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df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f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f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D280]" office:value-type="string" office:string-value="dgo" calcext:value-type="string">
            <text:p>d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1998" calcext:value-type="float">
            <text:p>1998</text:p>
          </table:table-cell>
          <table:table-cell office:value-type="float" office:value="19980915" calcext:value-type="float">
            <text:p>19980915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4" calcext:value-type="float">
            <text:p>2004</text:p>
          </table:table-cell>
          <table:table-cell office:value-type="float" office:value="20040915" calcext:value-type="float">
            <text:p>20040915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0" calcext:value-type="float">
            <text:p>2010</text:p>
          </table:table-cell>
          <table:table-cell office:value-type="float" office:value="20100915" calcext:value-type="float">
            <text:p>20100915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6" calcext:value-type="float">
            <text:p>2016</text:p>
          </table:table-cell>
          <table:table-cell office:value-type="float" office:value="20160915" calcext:value-type="float">
            <text:p>2016091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go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go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go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go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go</text:p>
          </table:table-cell>
          <table:table-cell office:value-type="float" office:value="2022" calcext:value-type="float">
            <text:p>2022</text:p>
          </table:table-cell>
          <table:table-cell office:value-type="float" office:value="20220915" calcext:value-type="float">
            <text:p>2022091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go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go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go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D310]" office:value-type="string" office:string-value="gua" calcext:value-type="string">
            <text:p>gu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an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0" calcext:value-type="float">
            <text:p>2000</text:p>
          </table:table-cell>
          <table:table-cell office:value-type="float" office:value="20000926" calcext:value-type="float">
            <text:p>2000092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6" calcext:value-type="float">
            <text:p>2006</text:p>
          </table:table-cell>
          <table:table-cell office:value-type="float" office:value="20060926" calcext:value-type="float">
            <text:p>20060926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2" calcext:value-type="float">
            <text:p>2012</text:p>
          </table:table-cell>
          <table:table-cell office:value-type="float" office:value="20120926" calcext:value-type="float">
            <text:p>20120926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ua</text:p>
          </table:table-cell>
          <table:table-cell office:value-type="float" office:value="2018" calcext:value-type="float">
            <text:p>2018</text:p>
          </table:table-cell>
          <table:table-cell office:value-type="float" office:value="20180926" calcext:value-type="float">
            <text:p>2018092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ua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ua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ua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ua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ua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ua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ua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D340]" office:value-type="string" office:string-value="gue" calcext:value-type="string">
            <text:p>g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8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1999" calcext:value-type="float">
            <text:p>1999</text:p>
          </table:table-cell>
          <table:table-cell office:value-type="float" office:value="19990401" calcext:value-type="float">
            <text:p>19990401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5" calcext:value-type="float">
            <text:p>2005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1" calcext:value-type="float">
            <text:p>2011</text:p>
          </table:table-cell>
          <table:table-cell office:value-type="float" office:value="20110401" calcext:value-type="float">
            <text:p>2011040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5" calcext:value-type="float">
            <text:p>2015</text:p>
          </table:table-cell>
          <table:table-cell office:value-type="float" office:value="20151027" calcext:value-type="float">
            <text:p>20151027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ue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ue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ue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ue</text:p>
          </table:table-cell>
          <table:table-cell office:value-type="float" office:value="2021" calcext:value-type="float">
            <text:p>2021</text:p>
          </table:table-cell>
          <table:table-cell office:value-type="float" office:value="20211015" calcext:value-type="float">
            <text:p>20211015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ue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ue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ue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ue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D370]" office:value-type="string" office:string-value="hgo" calcext:value-type="string">
            <text:p>h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1999" calcext:value-type="float">
            <text:p>1999</text:p>
          </table:table-cell>
          <table:table-cell office:value-type="float" office:value="19990401" calcext:value-type="float">
            <text:p>19990401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5" calcext:value-type="float">
            <text:p>2005</text:p>
          </table:table-cell>
          <table:table-cell office:value-type="float" office:value="20050401" calcext:value-type="float">
            <text:p>20050401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1" calcext:value-type="float">
            <text:p>2011</text:p>
          </table:table-cell>
          <table:table-cell office:value-type="float" office:value="20110401" calcext:value-type="float">
            <text:p>2011040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6" calcext:value-type="float">
            <text:p>2016</text:p>
          </table:table-cell>
          <table:table-cell office:value-type="float" office:value="20160905" calcext:value-type="float">
            <text:p>2016090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go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go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go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go</text:p>
          </table:table-cell>
          <table:table-cell office:value-type="float" office:value="2021" calcext:value-type="float">
            <text:p>2021</text:p>
          </table:table-cell>
          <table:table-cell office:value-type="float" office:value="20210905" calcext:value-type="float">
            <text:p>20210905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go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go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go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go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D400]" office:value-type="string" office:string-value="jal" calcext:value-type="string">
            <text:p>j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pan</text:p>
          </table:table-cell>
          <table:table-cell table:style-name="ce9"/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1" calcext:value-type="float">
            <text:p>2001</text:p>
          </table:table-cell>
          <table:table-cell office:value-type="float" office:value="20010301" calcext:value-type="float">
            <text:p>2001030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7" calcext:value-type="float">
            <text:p>2007</text:p>
          </table:table-cell>
          <table:table-cell office:value-type="float" office:value="20070301" calcext:value-type="float">
            <text:p>2007030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3" calcext:value-type="float">
            <text:p>2013</text:p>
          </table:table-cell>
          <table:table-cell office:value-type="float" office:value="20130301" calcext:value-type="float">
            <text:p>2013030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al</text:p>
          </table:table-cell>
          <table:table-cell office:value-type="float" office:value="2018" calcext:value-type="float">
            <text:p>2018</text:p>
          </table:table-cell>
          <table:table-cell office:value-type="float" office:value="20181206" calcext:value-type="float">
            <text:p>20181206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c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l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l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l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l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l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l</text:p>
          </table:table-cell>
          <table:table-cell office:value-type="float" office:value="2024" calcext:value-type="float">
            <text:p>2024</text:p>
          </table:table-cell>
          <table:table-cell office:value-type="float" office:value="20240602" calcext:value-type="float">
            <text:p>20240602</text:p>
          </table:table-cell>
          <table:table-cell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jal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D430]" office:value-type="string" office:string-value="mex" calcext:value-type="string">
            <text:p>me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12"/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1999" calcext:value-type="float">
            <text:p>1999</text:p>
          </table:table-cell>
          <table:table-cell office:value-type="float" office:value="19990916" calcext:value-type="float">
            <text:p>19990916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5" calcext:value-type="float">
            <text:p>2005</text:p>
          </table:table-cell>
          <table:table-cell office:value-type="float" office:value="20050916" calcext:value-type="float">
            <text:p>20050916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1" calcext:value-type="float">
            <text:p>2011</text:p>
          </table:table-cell>
          <table:table-cell office:value-type="float" office:value="20110916" calcext:value-type="float">
            <text:p>20110916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7" calcext:value-type="float">
            <text:p>2017</text:p>
          </table:table-cell>
          <table:table-cell office:value-type="float" office:value="20170916" calcext:value-type="float">
            <text:p>20170916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ex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x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x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x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x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x</text:p>
          </table:table-cell>
          <table:table-cell office:value-type="float" office:value="2023" calcext:value-type="float">
            <text:p>2023</text:p>
          </table:table-cell>
          <table:table-cell office:value-type="float" office:value="20230916" calcext:value-type="float">
            <text:p>20230916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x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x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D460]" office:value-type="string" office:string-value="mic" calcext:value-type="string">
            <text:p>m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1996" calcext:value-type="float">
            <text:p>1996</text:p>
          </table:table-cell>
          <table:table-cell office:value-type="float" office:value="19960215" calcext:value-type="float">
            <text:p>19960215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2" calcext:value-type="float">
            <text:p>2002</text:p>
          </table:table-cell>
          <table:table-cell office:value-type="float" office:value="20020215" calcext:value-type="float">
            <text:p>20020215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8" calcext:value-type="float">
            <text:p>2008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2" calcext:value-type="float">
            <text:p>2012</text:p>
          </table:table-cell>
          <table:table-cell office:value-type="float" office:value="20120215" calcext:value-type="float">
            <text:p>20120215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5" calcext:value-type="float">
            <text:p>2015</text:p>
          </table:table-cell>
          <table:table-cell office:value-type="float" office:value="20151001" calcext:value-type="float">
            <text:p>2015100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c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c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c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c</text:p>
          </table:table-cell>
          <table:table-cell office:value-type="float" office:value="2021" calcext:value-type="float">
            <text:p>2021</text:p>
          </table:table-cell>
          <table:table-cell office:value-type="float" office:value="20211001" calcext:value-type="float">
            <text:p>2021100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c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c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c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ic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D490]" office:value-type="string" office:string-value="mor" calcext:value-type="string">
            <text:p>m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0" calcext:value-type="float">
            <text:p>2000</text:p>
          </table:table-cell>
          <table:table-cell office:value-type="float" office:value="20001001" calcext:value-type="float">
            <text:p>2000100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6" calcext:value-type="float">
            <text:p>2006</text:p>
          </table:table-cell>
          <table:table-cell office:value-type="float" office:value="20061001" calcext:value-type="float">
            <text:p>2006100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2" calcext:value-type="float">
            <text:p>2012</text:p>
          </table:table-cell>
          <table:table-cell office:value-type="float" office:value="20121001" calcext:value-type="float">
            <text:p>2012100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or</text:p>
          </table:table-cell>
          <table:table-cell office:value-type="float" office:value="2018" calcext:value-type="float">
            <text:p>2018</text:p>
          </table:table-cell>
          <table:table-cell office:value-type="float" office:value="20181001" calcext:value-type="float">
            <text:p>2018100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r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r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r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r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r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r</text:p>
          </table:table-cell>
          <table:table-cell office:value-type="float" office:value="2024" calcext:value-type="float">
            <text:p>2024</text:p>
          </table:table-cell>
          <table:table-cell office:value-type="float" office:value="20240602" calcext:value-type="float">
            <text:p>20240602</text:p>
          </table:table-cell>
          <table:table-cell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r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D520]" office:value-type="string" office:string-value="nay" calcext:value-type="string">
            <text:p>n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1999" calcext:value-type="float">
            <text:p>1999</text:p>
          </table:table-cell>
          <table:table-cell office:value-type="float" office:value="19990919" calcext:value-type="float">
            <text:p>19990919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5" calcext:value-type="float">
            <text:p>2005</text:p>
          </table:table-cell>
          <table:table-cell office:value-type="float" office:value="20050919" calcext:value-type="float">
            <text:p>20050919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1" calcext:value-type="float">
            <text:p>2011</text:p>
          </table:table-cell>
          <table:table-cell office:value-type="float" office:value="20110919" calcext:value-type="float">
            <text:p>20110919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7" calcext:value-type="float">
            <text:p>2017</text:p>
          </table:table-cell>
          <table:table-cell office:value-type="float" office:value="20170919" calcext:value-type="float">
            <text:p>20170919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y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y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y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y</text:p>
          </table:table-cell>
          <table:table-cell office:value-type="float" office:value="2021" calcext:value-type="float">
            <text:p>2021</text:p>
          </table:table-cell>
          <table:table-cell office:value-type="float" office:value="20210919" calcext:value-type="float">
            <text:p>20210919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y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y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y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ay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D550]" office:value-type="string" office:string-value="nl" calcext:value-type="string">
            <text:p>n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1997" calcext:value-type="float">
            <text:p>1997</text:p>
          </table:table-cell>
          <table:table-cell office:value-type="float" office:value="19971004" calcext:value-type="float">
            <text:p>19971004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3" calcext:value-type="float">
            <text:p>2003</text:p>
          </table:table-cell>
          <table:table-cell office:value-type="float" office:value="20031004" calcext:value-type="float">
            <text:p>20031004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09" calcext:value-type="float">
            <text:p>2009</text:p>
          </table:table-cell>
          <table:table-cell office:value-type="float" office:value="20091004" calcext:value-type="float">
            <text:p>20091004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5" calcext:value-type="float">
            <text:p>2015</text:p>
          </table:table-cell>
          <table:table-cell office:value-type="float" office:value="20150702" calcext:value-type="float">
            <text:p>20150702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indep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indep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indep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indep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indep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indep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21" calcext:value-type="float">
            <text:p>2021</text:p>
          </table:table-cell>
          <table:table-cell office:value-type="float" office:value="20211004" calcext:value-type="float">
            <text:p>2021100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mc</text:p>
          </table:table-cell>
          <table:table-cell table:style-name="ce1" office:value-type="string" calcext:value-type="string">
            <text:p>indep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nl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l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l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m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D580]" office:value-type="string" office:string-value="oax" calcext:value-type="string">
            <text:p>oa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table:style-name="ce12"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1998" calcext:value-type="float">
            <text:p>1998</text:p>
          </table:table-cell>
          <table:table-cell office:value-type="float" office:value="19981201" calcext:value-type="float">
            <text:p>19981201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4" calcext:value-type="float">
            <text:p>200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0" calcext:value-type="float">
            <text:p>2010</text:p>
          </table:table-cell>
          <table:table-cell office:value-type="float" office:value="20101201" calcext:value-type="float">
            <text:p>2010120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6" calcext:value-type="float">
            <text:p>2016</text:p>
          </table:table-cell>
          <table:table-cell office:value-type="float" office:value="20161201" calcext:value-type="float">
            <text:p>2016120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ax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ax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ax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ax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ax</text:p>
          </table:table-cell>
          <table:table-cell office:value-type="float" office:value="2022" calcext:value-type="float">
            <text:p>2022</text:p>
          </table:table-cell>
          <table:table-cell office:value-type="float" office:value="20221201" calcext:value-type="float">
            <text:p>202212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ax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ax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oax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D610]" office:value-type="string" office:string-value="pue" calcext:value-type="string">
            <text:p>pu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1999" calcext:value-type="float">
            <text:p>1999</text:p>
          </table:table-cell>
          <table:table-cell office:value-type="float" office:value="19990201" calcext:value-type="float">
            <text:p>19990201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5" calcext:value-type="float">
            <text:p>2005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1" calcext:value-type="float">
            <text:p>2011</text:p>
          </table:table-cell>
          <table:table-cell office:value-type="float" office:value="20110201" calcext:value-type="float">
            <text:p>2011020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7" calcext:value-type="float">
            <text:p>2017</text:p>
          </table:table-cell>
          <table:table-cell office:value-type="float" office:value="20170201" calcext:value-type="float">
            <text:p>2017020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ue</text:p>
          </table:table-cell>
          <table:table-cell office:value-type="float" office:value="2018" calcext:value-type="float">
            <text:p>2018</text:p>
          </table:table-cell>
          <table:table-cell office:value-type="float" office:value="20181214" calcext:value-type="float">
            <text:p>20181214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e</text:p>
          </table:table-cell>
          <table:table-cell office:value-type="float" office:value="2019" calcext:value-type="float">
            <text:p>2019</text:p>
          </table:table-cell>
          <table:table-cell office:value-type="float" office:value="20190201" calcext:value-type="float">
            <text:p>20190201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orena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e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e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e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e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e</text:p>
          </table:table-cell>
          <table:table-cell office:value-type="float" office:value="2024" calcext:value-type="float">
            <text:p>2024</text:p>
          </table:table-cell>
          <table:table-cell office:value-type="float" office:value="20240602" calcext:value-type="float">
            <text:p>20240602</text:p>
          </table:table-cell>
          <table:table-cell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e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D640]" office:value-type="string" office:string-value="que" calcext:value-type="string">
            <text:p>qu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1997" calcext:value-type="float">
            <text:p>1997</text:p>
          </table:table-cell>
          <table:table-cell office:value-type="float" office:value="19971001" calcext:value-type="float">
            <text:p>19971001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3" calcext:value-type="float">
            <text:p>2003</text:p>
          </table:table-cell>
          <table:table-cell office:value-type="float" office:value="20031001" calcext:value-type="float">
            <text:p>20031001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09" calcext:value-type="float">
            <text:p>2009</text:p>
          </table:table-cell>
          <table:table-cell office:value-type="float" office:value="20091001" calcext:value-type="float">
            <text:p>2009100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5" calcext:value-type="float">
            <text:p>2015</text:p>
          </table:table-cell>
          <table:table-cell office:value-type="float" office:value="20151001" calcext:value-type="float">
            <text:p>2015100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e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que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que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que</text:p>
          </table:table-cell>
          <table:table-cell office:value-type="float" office:value="2021" calcext:value-type="float">
            <text:p>2021</text:p>
          </table:table-cell>
          <table:table-cell office:value-type="float" office:value="20211001" calcext:value-type="float">
            <text:p>2021100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que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que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que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que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D670]" office:value-type="string" office:string-value="qui" calcext:value-type="string">
            <text:p>qu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8"/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1999" calcext:value-type="float">
            <text:p>1999</text:p>
          </table:table-cell>
          <table:table-cell office:value-type="float" office:value="19990405" calcext:value-type="float">
            <text:p>19990405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5" calcext:value-type="float">
            <text:p>2005</text:p>
          </table:table-cell>
          <table:table-cell office:value-type="float" office:value="20050405" calcext:value-type="float">
            <text:p>20050405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0" calcext:value-type="float">
            <text:p>2010</text:p>
          </table:table-cell>
          <table:table-cell office:value-type="float" office:value="20110405" calcext:value-type="float">
            <text:p>20110405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6" calcext:value-type="float">
            <text:p>2016</text:p>
          </table:table-cell>
          <table:table-cell office:value-type="float" office:value="20160925" calcext:value-type="float">
            <text:p>20160925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qui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qui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qui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qui</text:p>
          </table:table-cell>
          <table:table-cell office:value-type="float" office:value="2022" calcext:value-type="float">
            <text:p>2022</text:p>
          </table:table-cell>
          <table:table-cell office:value-type="float" office:value="20220925" calcext:value-type="float">
            <text:p>2022092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qui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qui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qui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D700]" office:value-type="string" office:string-value="san" calcext:value-type="string">
            <text:p>s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1997" calcext:value-type="float">
            <text:p>1997</text:p>
          </table:table-cell>
          <table:table-cell office:value-type="float" office:value="19970926" calcext:value-type="float">
            <text:p>19970926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3" calcext:value-type="float">
            <text:p>2003</text:p>
          </table:table-cell>
          <table:table-cell office:value-type="float" office:value="20030926" calcext:value-type="float">
            <text:p>20030926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09" calcext:value-type="float">
            <text:p>2009</text:p>
          </table:table-cell>
          <table:table-cell office:value-type="float" office:value="20090926" calcext:value-type="float">
            <text:p>20090926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5" calcext:value-type="float">
            <text:p>2015</text:p>
          </table:table-cell>
          <table:table-cell office:value-type="float" office:value="20150925" calcext:value-type="float">
            <text:p>20150925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n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</text:p>
          </table:table-cell>
          <table:table-cell office:value-type="float" office:value="2021" calcext:value-type="float">
            <text:p>2021</text:p>
          </table:table-cell>
          <table:table-cell office:value-type="float" office:value="20210926" calcext:value-type="float">
            <text:p>20210926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pvem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pvem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D730]" office:value-type="string" office:string-value="sin" calcext:value-type="string">
            <text:p>s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11"/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1999" calcext:value-type="float">
            <text:p>1999</text:p>
          </table:table-cell>
          <table:table-cell office:value-type="float" office:value="19990101" calcext:value-type="float">
            <text:p>19990101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5" calcext:value-type="float">
            <text:p>2005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1" calcext:value-type="float">
            <text:p>2011</text:p>
          </table:table-cell>
          <table:table-cell office:value-type="float" office:value="20110101" calcext:value-type="float">
            <text:p>2011010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7" calcext:value-type="float">
            <text:p>2017</text:p>
          </table:table-cell>
          <table:table-cell office:value-type="float" office:value="20170101" calcext:value-type="float">
            <text:p>2017010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in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n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n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n</text:p>
          </table:table-cell>
          <table:table-cell office:value-type="float" office:value="2021" calcext:value-type="float">
            <text:p>2021</text:p>
          </table:table-cell>
          <table:table-cell office:value-type="float" office:value="20211101" calcext:value-type="float">
            <text:p>20211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n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n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n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n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D760]" office:value-type="string" office:string-value="son" calcext:value-type="string">
            <text:p>s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1997" calcext:value-type="float">
            <text:p>1997</text:p>
          </table:table-cell>
          <table:table-cell office:value-type="float" office:value="19970913" calcext:value-type="float">
            <text:p>19970913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3" calcext:value-type="float">
            <text:p>2003</text:p>
          </table:table-cell>
          <table:table-cell office:value-type="float" office:value="20030913" calcext:value-type="float">
            <text:p>20030913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09" calcext:value-type="float">
            <text:p>2009</text:p>
          </table:table-cell>
          <table:table-cell office:value-type="float" office:value="20090913" calcext:value-type="float">
            <text:p>20090913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5" calcext:value-type="float">
            <text:p>2015</text:p>
          </table:table-cell>
          <table:table-cell office:value-type="float" office:value="20150913" calcext:value-type="float">
            <text:p>20150913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on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on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on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on</text:p>
          </table:table-cell>
          <table:table-cell office:value-type="float" office:value="2021" calcext:value-type="float">
            <text:p>2021</text:p>
          </table:table-cell>
          <table:table-cell office:value-type="float" office:value="20210913" calcext:value-type="float">
            <text:p>2021091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on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on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on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on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D790]" office:value-type="string" office:string-value="tab" calcext:value-type="string">
            <text:p>ta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1" calcext:value-type="float">
            <text:p>2001</text:p>
          </table:table-cell>
          <table:table-cell office:value-type="float" office:value="20010101" calcext:value-type="float">
            <text:p>200101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2" calcext:value-type="float">
            <text:p>2002</text:p>
          </table:table-cell>
          <table:table-cell office:value-type="float" office:value="20020101" calcext:value-type="float">
            <text:p>20020101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7" calcext:value-type="float">
            <text:p>2007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3" calcext:value-type="float">
            <text:p>2013</text:p>
          </table:table-cell>
          <table:table-cell office:value-type="float" office:value="20130101" calcext:value-type="float">
            <text:p>2013010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ab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b</text:p>
          </table:table-cell>
          <table:table-cell office:value-type="float" office:value="2019" calcext:value-type="float">
            <text:p>2019</text:p>
          </table:table-cell>
          <table:table-cell office:value-type="float" office:value="20190101" calcext:value-type="float">
            <text:p>2019010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b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b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b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b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b</text:p>
          </table:table-cell>
          <table:table-cell office:value-type="float" office:value="2024" calcext:value-type="float">
            <text:p>2024</text:p>
          </table:table-cell>
          <table:table-cell office:value-type="float" office:value="20240602" calcext:value-type="float">
            <text:p>20240602</text:p>
          </table:table-cell>
          <table:table-cell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b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D820]" office:value-type="string" office:string-value="tam" calcext:value-type="string">
            <text:p>ta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1999" calcext:value-type="float">
            <text:p>1999</text:p>
          </table:table-cell>
          <table:table-cell office:value-type="float" office:value="19990205" calcext:value-type="float">
            <text:p>19990205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5" calcext:value-type="float">
            <text:p>2005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1" calcext:value-type="float">
            <text:p>2011</text:p>
          </table:table-cell>
          <table:table-cell office:value-type="float" office:value="20110101" calcext:value-type="float">
            <text:p>2011010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6" calcext:value-type="float">
            <text:p>2016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am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rena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22" calcext:value-type="float">
            <text:p>2022</text:p>
          </table:table-cell>
          <table:table-cell office:value-type="float" office:value="20221001" calcext:value-type="float">
            <text:p>2022100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am</text:p>
          </table:table-cell>
          <table:table-cell office:value-type="float" office:value="2027" calcext:value-type="float">
            <text:p>20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D852]" office:value-type="string" office:string-value="tla" calcext:value-type="string">
            <text:p>tl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159" calcext:value-type="float">
            <text:p>115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1999" calcext:value-type="float">
            <text:p>1999</text:p>
          </table:table-cell>
          <table:table-cell office:value-type="float" office:value="19990115" calcext:value-type="float">
            <text:p>19990115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5" calcext:value-type="float">
            <text:p>2005</text:p>
          </table:table-cell>
          <table:table-cell office:value-type="float" office:value="20050115" calcext:value-type="float">
            <text:p>20050115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1" calcext:value-type="float">
            <text:p>2011</text:p>
          </table:table-cell>
          <table:table-cell office:value-type="float" office:value="20110115" calcext:value-type="float">
            <text:p>20110115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7" calcext:value-type="float">
            <text:p>2017</text:p>
          </table:table-cell>
          <table:table-cell office:value-type="float" office:value="20170101" calcext:value-type="float">
            <text:p>2017010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la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la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la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la</text:p>
          </table:table-cell>
          <table:table-cell office:value-type="float" office:value="2021" calcext:value-type="float">
            <text:p>2021</text:p>
          </table:table-cell>
          <table:table-cell office:value-type="float" office:value="20210831" calcext:value-type="float">
            <text:p>2021083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la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la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la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la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D882]" office:value-type="string" office:string-value="ver" calcext:value-type="string">
            <text:p>v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1998" calcext:value-type="float">
            <text:p>1998</text:p>
          </table:table-cell>
          <table:table-cell office:value-type="float" office:value="19981201" calcext:value-type="float">
            <text:p>19981201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4" calcext:value-type="float">
            <text:p>200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0" calcext:value-type="float">
            <text:p>2010</text:p>
          </table:table-cell>
          <table:table-cell office:value-type="float" office:value="20101201" calcext:value-type="float">
            <text:p>2010120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6" calcext:value-type="float">
            <text:p>2016</text:p>
          </table:table-cell>
          <table:table-cell office:value-type="float" office:value="20161201" calcext:value-type="float">
            <text:p>20161201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er</text:p>
          </table:table-cell>
          <table:table-cell office:value-type="float" office:value="2018" calcext:value-type="float">
            <text:p>2018</text:p>
          </table:table-cell>
          <table:table-cell office:value-type="float" office:value="20181201" calcext:value-type="float">
            <text:p>2018120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er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er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er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er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er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er</text:p>
          </table:table-cell>
          <table:table-cell office:value-type="float" office:value="2024" calcext:value-type="float">
            <text:p>2024</text:p>
          </table:table-cell>
          <table:table-cell office:value-type="float" office:value="20240602" calcext:value-type="float">
            <text:p>20240602</text:p>
          </table:table-cell>
          <table:table-cell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er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D912]" office:value-type="string" office:string-value="yuc" calcext:value-type="string">
            <text:p>yu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243" calcext:value-type="float">
            <text:p>124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1998" calcext:value-type="float">
            <text:p>19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1" calcext:value-type="float">
            <text:p>2001</text:p>
          </table:table-cell>
          <table:table-cell office:value-type="float" office:value="20010801" calcext:value-type="float">
            <text:p>20010801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7" calcext:value-type="float">
            <text:p>2007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i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2" calcext:value-type="float">
            <text:p>2012</text:p>
          </table:table-cell>
          <table:table-cell office:value-type="float" office:value="20121001" calcext:value-type="float">
            <text:p>2012100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6" calcext:value-type="float">
            <text:p>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uc</text:p>
          </table:table-cell>
          <table:table-cell office:value-type="float" office:value="2018" calcext:value-type="float">
            <text:p>2018</text:p>
          </table:table-cell>
          <table:table-cell office:value-type="float" office:value="20181001" calcext:value-type="float">
            <text:p>20181001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pan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uc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uc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uc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uc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uc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uc</text:p>
          </table:table-cell>
          <table:table-cell office:value-type="float" office:value="2024" calcext:value-type="float">
            <text:p>2024</text:p>
          </table:table-cell>
          <table:table-cell office:value-type="float" office:value="20240602" calcext:value-type="float">
            <text:p>20240602</text:p>
          </table:table-cell>
          <table:table-cell office:value-type="float" office:value="2024" calcext:value-type="float">
            <text:p>20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table:style-name="ce8" office:value-type="string" calcext:value-type="string">
            <text:p>pan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yuc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D942]" office:value-type="string" office:string-value="zac" calcext:value-type="string">
            <text:p>za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1996" calcext:value-type="float">
            <text:p>199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</text:p>
          </table:table-cell>
          <table:table-cell table:style-name="ce9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1997" calcext:value-type="float">
            <text:p>19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1998" calcext:value-type="float">
            <text:p>1998</text:p>
          </table:table-cell>
          <table:table-cell office:value-type="float" office:value="19980912" calcext:value-type="float">
            <text:p>19980912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prd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1999" calcext:value-type="float">
            <text:p>1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4" calcext:value-type="float">
            <text:p>2004</text:p>
          </table:table-cell>
          <table:table-cell office:value-type="float" office:value="20040912" calcext:value-type="float">
            <text:p>20040912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7" calcext:value-type="float">
            <text:p>2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0" calcext:value-type="float">
            <text:p>2010</text:p>
          </table:table-cell>
          <table:table-cell office:value-type="float" office:value="20100912" calcext:value-type="float">
            <text:p>20100912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</text:p>
          </table:table-cell>
          <table:table-cell table:style-name="ce10" office:value-type="string" calcext:value-type="string">
            <text:p>prd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1" calcext:value-type="float">
            <text:p>20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2" calcext:value-type="float">
            <text:p>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6" calcext:value-type="float">
            <text:p>2016</text:p>
          </table:table-cell>
          <table:table-cell office:value-type="float" office:value="20160912" calcext:value-type="float">
            <text:p>20160912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zac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ac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ac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i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ac</text:p>
          </table:table-cell>
          <table:table-cell office:value-type="float" office:value="2021" calcext:value-type="float">
            <text:p>2021</text:p>
          </table:table-cell>
          <table:table-cell office:value-type="float" office:value="20210912" calcext:value-type="float">
            <text:p>202109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morena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ac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ac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ac</text:p>
          </table:table-cell>
          <table:table-cell office:value-type="float" office:value="2024" calcext:value-type="float">
            <text:p>20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ac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2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zac</text:p>
          </table:table-cell>
          <table:table-cell office:value-type="float" office:value="2026" calcext:value-type="float">
            <text:p>20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morena</text:p>
          </table:table-cell>
        </table:table-row>
        <table:table-row table:style-name="ro1">
          <table:table-cell table:style-name="Default" table:number-columns-repeated="10"/>
          <table:table-cell table:style-name="ce9" office:value-type="string" calcext:value-type="string">
            <text:p>morena</text:p>
          </table:table-cell>
        </table:table-row>
      </table:table>
      <table:named-expressions/>
      <table:database-ranges>
        <table:database-range table:name="__Anonymous_Sheet_DB__0" table:target-range-address="Sheet1.A1:Sheet1.J972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3:26:03.197494172</meta:creation-date>
    <dc:date>2026-01-29T13:20:41.099151277</dc:date>
    <meta:editing-duration>P12DT19H22M4S</meta:editing-duration>
    <meta:editing-cycles>1</meta:editing-cycles>
    <meta:document-statistic meta:table-count="1" meta:cell-count="8111" meta:object-count="0"/>
    <meta:generator>LibreOffice/7.3.7.2$Linux_X86_64 LibreOffice_project/30$Build-2</meta:generator>
  </office:meta>
</office:document-meta>
</file>